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number="urn:oasis:names:tc:opendocument:xmlns:datastyle:1.0" xmlns:fo="urn:oasis:names:tc:opendocument:xmlns:xsl-fo-compatible:1.0" xmlns:of="urn:oasis:names:tc:opendocument:xmlns:of:1.2" office:version="1.2">
  <office:scripts/>
  <office:automatic-styles>
    <style:style style:name="co1" style:family="table-column">
      <style:table-column-properties fo:break-before="auto" style:column-width="2.5cm"/>
    </style:style>
    <style:style style:name="co2" style:family="table-column">
      <style:table-column-properties fo:break-before="auto" style:column-width="5cm"/>
    </style:style>
    <number:date-style style:name="nDate" number:automatic-order="true">
      <number:day number:style="long"/>
      <number:text>/</number:text>
      <number:month number:style="long"/>
      <number:text>/</number:text>
      <number:year/>
    </number:date-style>
    <number:time-style style:name="nTime">
      <number:hours number:style="long"/>
      <number:text>:</number:text>
      <number:minutes number:style="long"/>
      <number:text>:</number:text>
      <number:seconds number:style="long"/>
    </number:time-style>
    <number:date-style style:name="nDateTime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DateTimeMilliseconds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 number:decimal-places="3"/>
    </number:date-style>
    <style:style style:name="stDate" style:family="table-cell" style:parent-style-name="Default" style:data-style-name="nDate"/>
    <style:style style:name="stTime" style:family="table-cell" style:parent-style-name="Default" style:data-style-name="nTime"/>
    <style:style style:name="stDateTime" style:family="table-cell" style:parent-style-name="Default" style:data-style-name="nDateTime"/>
    <style:style style:name="stDateTimeMilliseconds" style:family="table-cell" style:parent-style-name="Default" style:data-style-name="nDateTimeMilliseconds"/>
  </office:automatic-styles>
  <office:body>
    <office:spreadsheet>
      <table:table table:name=" "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row>
          <table:table-cell office:value-type="string">
            <text:p>Landuse</text:p>
          </table:table-cell>
          <table:table-cell office:value-type="string">
            <text:p>Name</text:p>
          </table:table-cell>
          <table:table-cell office:value-type="string">
            <text:p>Vd (m/s)</text:p>
          </table:table-cell>
          <table:table-cell office:value-type="string">
            <text:p>LAI Jan</text:p>
          </table:table-cell>
          <table:table-cell office:value-type="string">
            <text:p>LAI Feb</text:p>
          </table:table-cell>
          <table:table-cell office:value-type="string">
            <text:p>LAI Mar</text:p>
          </table:table-cell>
          <table:table-cell office:value-type="string">
            <text:p>LAI Apr</text:p>
          </table:table-cell>
          <table:table-cell office:value-type="string">
            <text:p>LAI May</text:p>
          </table:table-cell>
          <table:table-cell office:value-type="string">
            <text:p>LAI Jun</text:p>
          </table:table-cell>
          <table:table-cell office:value-type="string">
            <text:p>LAI Jul</text:p>
          </table:table-cell>
          <table:table-cell office:value-type="string">
            <text:p>LAI Aug</text:p>
          </table:table-cell>
          <table:table-cell office:value-type="string">
            <text:p>LAI Sep</text:p>
          </table:table-cell>
          <table:table-cell office:value-type="string">
            <text:p>LAI Oct</text:p>
          </table:table-cell>
          <table:table-cell office:value-type="string">
            <text:p>LAI Nov</text:p>
          </table:table-cell>
          <table:table-cell office:value-type="string">
            <text:p>LAI Dec</text:p>
          </table:table-cell>
          <table:table-cell office:value-type="string">
            <text:p>JoinField</text:p>
          </table:table-cell>
          <table:table-cell office:value-type="string">
            <text:p>RR</text:p>
          </table:table-cell>
        </table:table-row>
        <table:table-row>
          <table:table-cell office:value-type="string">
            <text:p>A</text:p>
          </table:table-cell>
          <table:table-cell office:value-type="string">
            <text:p>Forest</text:p>
          </table:table-cell>
          <table:table-cell office:value-type="string">
            <text:p>0,0189</text:p>
          </table:table-cell>
          <table:table-cell office:value-type="string">
            <text:p>0,65</text:p>
          </table:table-cell>
          <table:table-cell office:value-type="string">
            <text:p>0,68</text:p>
          </table:table-cell>
          <table:table-cell office:value-type="string">
            <text:p>0,69</text:p>
          </table:table-cell>
          <table:table-cell office:value-type="string">
            <text:p>0,97</text:p>
          </table:table-cell>
          <table:table-cell office:value-type="string">
            <text:p>1,48</text:p>
          </table:table-cell>
          <table:table-cell office:value-type="string">
            <text:p>1,98</text:p>
          </table:table-cell>
          <table:table-cell office:value-type="string">
            <text:p>2,56</text:p>
          </table:table-cell>
          <table:table-cell office:value-type="string">
            <text:p>2,68</text:p>
          </table:table-cell>
          <table:table-cell office:value-type="string">
            <text:p>2,49</text:p>
          </table:table-cell>
          <table:table-cell office:value-type="string">
            <text:p>1,84</text:p>
          </table:table-cell>
          <table:table-cell office:value-type="string">
            <text:p>1,01</text:p>
          </table:table-cell>
          <table:table-cell office:value-type="string">
            <text:p>0,81</text:p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AA</text:p>
          </table:table-cell>
          <table:table-cell office:value-type="string">
            <text:p>Evergreen Tree Forest</text:p>
          </table:table-cell>
          <table:table-cell office:value-type="string">
            <text:p>0,0025</text:p>
          </table:table-cell>
          <table:table-cell office:value-type="string">
            <text:p>2,5</text:p>
          </table:table-cell>
          <table:table-cell office:value-type="string">
            <text:p>2,44</text:p>
          </table:table-cell>
          <table:table-cell office:value-type="string">
            <text:p>2,44</text:p>
          </table:table-cell>
          <table:table-cell office:value-type="string">
            <text:p>2,59</text:p>
          </table:table-cell>
          <table:table-cell office:value-type="string">
            <text:p>2,93</text:p>
          </table:table-cell>
          <table:table-cell office:value-type="string">
            <text:p>3,11</text:p>
          </table:table-cell>
          <table:table-cell office:value-type="string">
            <text:p>3,27</text:p>
          </table:table-cell>
          <table:table-cell office:value-type="string">
            <text:p>3,24</text:p>
          </table:table-cell>
          <table:table-cell office:value-type="string">
            <text:p>3,25</text:p>
          </table:table-cell>
          <table:table-cell office:value-type="string">
            <text:p>3,22</text:p>
          </table:table-cell>
          <table:table-cell office:value-type="string">
            <text:p>2,84</text:p>
          </table:table-cell>
          <table:table-cell office:value-type="string">
            <text:p>2,72</text:p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AA1</text:p>
          </table:table-cell>
          <table:table-cell office:value-type="string">
            <text:p>Camphor Tree Forest</text:p>
          </table:table-cell>
          <table:table-cell office:value-type="string">
            <text:p>0,0024</text:p>
          </table:table-cell>
          <table:table-cell office:value-type="string">
            <text:p>2,82</text:p>
          </table:table-cell>
          <table:table-cell office:value-type="string">
            <text:p>2,67</text:p>
          </table:table-cell>
          <table:table-cell office:value-type="string">
            <text:p>2,67</text:p>
          </table:table-cell>
          <table:table-cell office:value-type="string">
            <text:p>2,51</text:p>
          </table:table-cell>
          <table:table-cell office:value-type="string">
            <text:p>2,73</text:p>
          </table:table-cell>
          <table:table-cell office:value-type="string">
            <text:p>2,73</text:p>
          </table:table-cell>
          <table:table-cell office:value-type="string">
            <text:p>2,94</text:p>
          </table:table-cell>
          <table:table-cell office:value-type="string">
            <text:p>2,83</text:p>
          </table:table-cell>
          <table:table-cell office:value-type="string">
            <text:p>2,83</text:p>
          </table:table-cell>
          <table:table-cell office:value-type="string">
            <text:p>2,72</text:p>
          </table:table-cell>
          <table:table-cell office:value-type="string">
            <text:p>2,77</text:p>
          </table:table-cell>
          <table:table-cell office:value-type="string">
            <text:p>2,77</text:p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AA2</text:p>
          </table:table-cell>
          <table:table-cell office:value-type="string">
            <text:p>Woodland Elaeocarpus Forest</text:p>
          </table:table-cell>
          <table:table-cell office:value-type="string">
            <text:p>0,0033</text:p>
          </table:table-cell>
          <table:table-cell office:value-type="string">
            <text:p>2,36</text:p>
          </table:table-cell>
          <table:table-cell office:value-type="string">
            <text:p>2,36</text:p>
          </table:table-cell>
          <table:table-cell office:value-type="string">
            <text:p>2,36</text:p>
          </table:table-cell>
          <table:table-cell office:value-type="string">
            <text:p>2,87</text:p>
          </table:table-cell>
          <table:table-cell office:value-type="string">
            <text:p>3,46</text:p>
          </table:table-cell>
          <table:table-cell office:value-type="string">
            <text:p>3,87</text:p>
          </table:table-cell>
          <table:table-cell office:value-type="string">
            <text:p>4,04</text:p>
          </table:table-cell>
          <table:table-cell office:value-type="string">
            <text:p>4,04</text:p>
          </table:table-cell>
          <table:table-cell office:value-type="string">
            <text:p>4,04</text:p>
          </table:table-cell>
          <table:table-cell office:value-type="string">
            <text:p>4,04</text:p>
          </table:table-cell>
          <table:table-cell office:value-type="string">
            <text:p>3,15</text:p>
          </table:table-cell>
          <table:table-cell office:value-type="string">
            <text:p>2,84</text:p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AA3</text:p>
          </table:table-cell>
          <table:table-cell office:value-type="string">
            <text:p>Glossy Privet Forest</text:p>
          </table:table-cell>
          <table:table-cell office:value-type="string">
            <text:p>0,0032</text:p>
          </table:table-cell>
          <table:table-cell office:value-type="string">
            <text:p>2,82</text:p>
          </table:table-cell>
          <table:table-cell office:value-type="string">
            <text:p>2,67</text:p>
          </table:table-cell>
          <table:table-cell office:value-type="string">
            <text:p>2,67</text:p>
          </table:table-cell>
          <table:table-cell office:value-type="string">
            <text:p>2,51</text:p>
          </table:table-cell>
          <table:table-cell office:value-type="string">
            <text:p>2,73</text:p>
          </table:table-cell>
          <table:table-cell office:value-type="string">
            <text:p>2,73</text:p>
          </table:table-cell>
          <table:table-cell office:value-type="string">
            <text:p>2,94</text:p>
          </table:table-cell>
          <table:table-cell office:value-type="string">
            <text:p>2,83</text:p>
          </table:table-cell>
          <table:table-cell office:value-type="string">
            <text:p>2,83</text:p>
          </table:table-cell>
          <table:table-cell office:value-type="string">
            <text:p>2,72</text:p>
          </table:table-cell>
          <table:table-cell office:value-type="string">
            <text:p>2,77</text:p>
          </table:table-cell>
          <table:table-cell office:value-type="string">
            <text:p>2,77</text:p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AA4</text:p>
          </table:table-cell>
          <table:table-cell office:value-type="string">
            <text:p>Timor White Gum Forest</text:p>
          </table:table-cell>
          <table:table-cell office:value-type="string">
            <text:p>0,0003</text:p>
          </table:table-cell>
          <table:table-cell office:value-type="string">
            <text:p>2,13</text:p>
          </table:table-cell>
          <table:table-cell office:value-type="string">
            <text:p>2,13</text:p>
          </table:table-cell>
          <table:table-cell office:value-type="string">
            <text:p>2,13</text:p>
          </table:table-cell>
          <table:table-cell office:value-type="string">
            <text:p>2,2</text:p>
          </table:table-cell>
          <table:table-cell office:value-type="string">
            <text:p>2,27</text:p>
          </table:table-cell>
          <table:table-cell office:value-type="string">
            <text:p>2,33</text:p>
          </table:table-cell>
          <table:table-cell office:value-type="string">
            <text:p>2,4</text:p>
          </table:table-cell>
          <table:table-cell office:value-type="string">
            <text:p>2,46</text:p>
          </table:table-cell>
          <table:table-cell office:value-type="string">
            <text:p>2,53</text:p>
          </table:table-cell>
          <table:table-cell office:value-type="string">
            <text:p>2,6</text:p>
          </table:table-cell>
          <table:table-cell office:value-type="string">
            <text:p>2,36</text:p>
          </table:table-cell>
          <table:table-cell office:value-type="string">
            <text:p>2,36</text:p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AA5</text:p>
          </table:table-cell>
          <table:table-cell office:value-type="string">
            <text:p>Schima Tree Forest</text:p>
          </table:table-cell>
          <table:table-cell office:value-type="string">
            <text:p>0,0033</text:p>
          </table:table-cell>
          <table:table-cell office:value-type="string">
            <text:p>2,36</text:p>
          </table:table-cell>
          <table:table-cell office:value-type="string">
            <text:p>2,36</text:p>
          </table:table-cell>
          <table:table-cell office:value-type="string">
            <text:p>2,36</text:p>
          </table:table-cell>
          <table:table-cell office:value-type="string">
            <text:p>2,87</text:p>
          </table:table-cell>
          <table:table-cell office:value-type="string">
            <text:p>3,46</text:p>
          </table:table-cell>
          <table:table-cell office:value-type="string">
            <text:p>3,87</text:p>
          </table:table-cell>
          <table:table-cell office:value-type="string">
            <text:p>4,04</text:p>
          </table:table-cell>
          <table:table-cell office:value-type="string">
            <text:p>4,04</text:p>
          </table:table-cell>
          <table:table-cell office:value-type="string">
            <text:p>4,04</text:p>
          </table:table-cell>
          <table:table-cell office:value-type="string">
            <text:p>4,04</text:p>
          </table:table-cell>
          <table:table-cell office:value-type="string">
            <text:p>3,15</text:p>
          </table:table-cell>
          <table:table-cell office:value-type="string">
            <text:p>2,84</text:p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AB</text:p>
          </table:table-cell>
          <table:table-cell office:value-type="string">
            <text:p>Decidious Tree Forest</text:p>
          </table:table-cell>
          <table:table-cell office:value-type="string">
            <text:p>0,0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,32</text:p>
          </table:table-cell>
          <table:table-cell office:value-type="string">
            <text:p>1,05</text:p>
          </table:table-cell>
          <table:table-cell office:value-type="string">
            <text:p>1,8</text:p>
          </table:table-cell>
          <table:table-cell office:value-type="string">
            <text:p>2,69</text:p>
          </table:table-cell>
          <table:table-cell office:value-type="string">
            <text:p>2,8</text:p>
          </table:table-cell>
          <table:table-cell office:value-type="string">
            <text:p>2,57</text:p>
          </table:table-cell>
          <table:table-cell office:value-type="string">
            <text:p>1,53</text:p>
          </table:table-cell>
          <table:table-cell office:value-type="string">
            <text:p>0,16</text:p>
          </table:table-cell>
          <table:table-cell office:value-type="string">
            <text:p>0</text:p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AB1</text:p>
          </table:table-cell>
          <table:table-cell office:value-type="string">
            <text:p>Ginko Tree Forest</text:p>
          </table:table-cell>
          <table:table-cell office:value-type="string">
            <text:p>0,03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,8</text:p>
          </table:table-cell>
          <table:table-cell office:value-type="string">
            <text:p>0,95</text:p>
          </table:table-cell>
          <table:table-cell office:value-type="string">
            <text:p>2,5</text:p>
          </table:table-cell>
          <table:table-cell office:value-type="string">
            <text:p>3,48</text:p>
          </table:table-cell>
          <table:table-cell office:value-type="string">
            <text:p>4,3</text:p>
          </table:table-cell>
          <table:table-cell office:value-type="string">
            <text:p>4,25</text:p>
          </table:table-cell>
          <table:table-cell office:value-type="string">
            <text:p>2,3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AB2</text:p>
          </table:table-cell>
          <table:table-cell office:value-type="string">
            <text:p>Dawn Redwood Forest</text:p>
          </table:table-cell>
          <table:table-cell office:value-type="string">
            <text:p>0,003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,17</text:p>
          </table:table-cell>
          <table:table-cell office:value-type="string">
            <text:p>2,8</text:p>
          </table:table-cell>
          <table:table-cell office:value-type="string">
            <text:p>3,83</text:p>
          </table:table-cell>
          <table:table-cell office:value-type="string">
            <text:p>3,16</text:p>
          </table:table-cell>
          <table:table-cell office:value-type="string">
            <text:p>2,72</text:p>
          </table:table-cell>
          <table:table-cell office:value-type="string">
            <text:p>2,2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AB3</text:p>
          </table:table-cell>
          <table:table-cell office:value-type="string">
            <text:p>Black Locust Forest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,53</text:p>
          </table:table-cell>
          <table:table-cell office:value-type="string">
            <text:p>1,05</text:p>
          </table:table-cell>
          <table:table-cell office:value-type="string">
            <text:p>2,24</text:p>
          </table:table-cell>
          <table:table-cell office:value-type="string">
            <text:p>1,53</text:p>
          </table:table-cell>
          <table:table-cell office:value-type="string">
            <text:p>2,36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AB4</text:p>
          </table:table-cell>
          <table:table-cell office:value-type="string">
            <text:p>Canadian Poplar Forest</text:p>
          </table:table-cell>
          <table:table-cell office:value-type="string">
            <text:p>0,00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,65</text:p>
          </table:table-cell>
          <table:table-cell office:value-type="string">
            <text:p>1,3</text:p>
          </table:table-cell>
          <table:table-cell office:value-type="string">
            <text:p>1,89</text:p>
          </table:table-cell>
          <table:table-cell office:value-type="string">
            <text:p>2,74</text:p>
          </table:table-cell>
          <table:table-cell office:value-type="string">
            <text:p>3,82</text:p>
          </table:table-cell>
          <table:table-cell office:value-type="string">
            <text:p>2,72</text:p>
          </table:table-cell>
          <table:table-cell office:value-type="string">
            <text:p>1,2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AB5</text:p>
          </table:table-cell>
          <table:table-cell office:value-type="string">
            <text:p>Weeping Willow Forest</text:p>
          </table:table-cell>
          <table:table-cell office:value-type="string">
            <text:p>0,00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,82</text:p>
          </table:table-cell>
          <table:table-cell office:value-type="string">
            <text:p>1,64</text:p>
          </table:table-cell>
          <table:table-cell office:value-type="string">
            <text:p>2,36</text:p>
          </table:table-cell>
          <table:table-cell office:value-type="string">
            <text:p>2,99</text:p>
          </table:table-cell>
          <table:table-cell office:value-type="string">
            <text:p>3,85</text:p>
          </table:table-cell>
          <table:table-cell office:value-type="string">
            <text:p>2,32</text:p>
          </table:table-cell>
          <table:table-cell office:value-type="string">
            <text:p>0,52</text:p>
          </table:table-cell>
          <table:table-cell office:value-type="string">
            <text:p>1,41</text:p>
          </table:table-cell>
          <table:table-cell office:value-type="string">
            <text:p>0</text:p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AB6</text:p>
          </table:table-cell>
          <table:table-cell office:value-type="string">
            <text:p>Japanese Pagoda Tree Forest</text:p>
          </table:table-cell>
          <table:table-cell office:value-type="string">
            <text:p>0,00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,53</text:p>
          </table:table-cell>
          <table:table-cell office:value-type="string">
            <text:p>1,05</text:p>
          </table:table-cell>
          <table:table-cell office:value-type="string">
            <text:p>2,24</text:p>
          </table:table-cell>
          <table:table-cell office:value-type="string">
            <text:p>1,53</text:p>
          </table:table-cell>
          <table:table-cell office:value-type="string">
            <text:p>2,36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AB7</text:p>
          </table:table-cell>
          <table:table-cell office:value-type="string">
            <text:p>Chinese Wingnut Forest</text:p>
          </table:table-cell>
          <table:table-cell office:value-type="string">
            <text:p>0,004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,53</text:p>
          </table:table-cell>
          <table:table-cell office:value-type="string">
            <text:p>1,05</text:p>
          </table:table-cell>
          <table:table-cell office:value-type="string">
            <text:p>2,24</text:p>
          </table:table-cell>
          <table:table-cell office:value-type="string">
            <text:p>1,53</text:p>
          </table:table-cell>
          <table:table-cell office:value-type="string">
            <text:p>2,36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AB8</text:p>
          </table:table-cell>
          <table:table-cell office:value-type="string">
            <text:p>Sibirian Elm Forest</text:p>
          </table:table-cell>
          <table:table-cell office:value-type="string">
            <text:p>0,01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,5</text:p>
          </table:table-cell>
          <table:table-cell office:value-type="string">
            <text:p>1,6</text:p>
          </table:table-cell>
          <table:table-cell office:value-type="string">
            <text:p>1,67</text:p>
          </table:table-cell>
          <table:table-cell office:value-type="string">
            <text:p>1,67</text:p>
          </table:table-cell>
          <table:table-cell office:value-type="string">
            <text:p>1,35</text:p>
          </table:table-cell>
          <table:table-cell office:value-type="string">
            <text:p>0,1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AB9</text:p>
          </table:table-cell>
          <table:table-cell office:value-type="string">
            <text:p>Chinese Tallow Forest</text:p>
          </table:table-cell>
          <table:table-cell office:value-type="string">
            <text:p>0,00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,65</text:p>
          </table:table-cell>
          <table:table-cell office:value-type="string">
            <text:p>1,3</text:p>
          </table:table-cell>
          <table:table-cell office:value-type="string">
            <text:p>1,89</text:p>
          </table:table-cell>
          <table:table-cell office:value-type="string">
            <text:p>2,74</text:p>
          </table:table-cell>
          <table:table-cell office:value-type="string">
            <text:p>3,82</text:p>
          </table:table-cell>
          <table:table-cell office:value-type="string">
            <text:p>2,72</text:p>
          </table:table-cell>
          <table:table-cell office:value-type="string">
            <text:p>1,2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AC</text:p>
          </table:table-cell>
          <table:table-cell office:value-type="string">
            <text:p>Corniferous Tree Forest</text:p>
          </table:table-cell>
          <table:table-cell office:value-type="string">
            <text:p>0,0278</text:p>
          </table:table-cell>
          <table:table-cell office:value-type="string">
            <text:p>1,31</text:p>
          </table:table-cell>
          <table:table-cell office:value-type="string">
            <text:p>1,36</text:p>
          </table:table-cell>
          <table:table-cell office:value-type="string">
            <text:p>1,39</text:p>
          </table:table-cell>
          <table:table-cell office:value-type="string">
            <text:p>1,62</text:p>
          </table:table-cell>
          <table:table-cell office:value-type="string">
            <text:p>1,91</text:p>
          </table:table-cell>
          <table:table-cell office:value-type="string">
            <text:p>2,17</text:p>
          </table:table-cell>
          <table:table-cell office:value-type="string">
            <text:p>2,43</text:p>
          </table:table-cell>
          <table:table-cell office:value-type="string">
            <text:p>2,56</text:p>
          </table:table-cell>
          <table:table-cell office:value-type="string">
            <text:p>2,4</text:p>
          </table:table-cell>
          <table:table-cell office:value-type="string">
            <text:p>2,14</text:p>
          </table:table-cell>
          <table:table-cell office:value-type="string">
            <text:p>1,85</text:p>
          </table:table-cell>
          <table:table-cell office:value-type="string">
            <text:p>1,62</text:p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AC1</text:p>
          </table:table-cell>
          <table:table-cell office:value-type="string">
            <text:p>Chinese Red Pine Forest</text:p>
          </table:table-cell>
          <table:table-cell office:value-type="string">
            <text:p>0,028</text:p>
          </table:table-cell>
          <table:table-cell office:value-type="string">
            <text:p>0,9</text:p>
          </table:table-cell>
          <table:table-cell office:value-type="string">
            <text:p>0,9</text:p>
          </table:table-cell>
          <table:table-cell office:value-type="string">
            <text:p>0,9</text:p>
          </table:table-cell>
          <table:table-cell office:value-type="string">
            <text:p>1,72</text:p>
          </table:table-cell>
          <table:table-cell office:value-type="string">
            <text:p>2,41</text:p>
          </table:table-cell>
          <table:table-cell office:value-type="string">
            <text:p>3,18</text:p>
          </table:table-cell>
          <table:table-cell office:value-type="string">
            <text:p>3,18</text:p>
          </table:table-cell>
          <table:table-cell office:value-type="string">
            <text:p>3,05</text:p>
          </table:table-cell>
          <table:table-cell office:value-type="string">
            <text:p>3,05</text:p>
          </table:table-cell>
          <table:table-cell office:value-type="string">
            <text:p>2,5</text:p>
          </table:table-cell>
          <table:table-cell office:value-type="string">
            <text:p>2</text:p>
          </table:table-cell>
          <table:table-cell office:value-type="string">
            <text:p>1,67</text:p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AC2</text:p>
          </table:table-cell>
          <table:table-cell office:value-type="string">
            <text:p>Himalayan Cedar Forest</text:p>
          </table:table-cell>
          <table:table-cell office:value-type="string">
            <text:p>0,046</text:p>
          </table:table-cell>
          <table:table-cell office:value-type="string">
            <text:p>0,9</text:p>
          </table:table-cell>
          <table:table-cell office:value-type="string">
            <text:p>0,9</text:p>
          </table:table-cell>
          <table:table-cell office:value-type="string">
            <text:p>0,9</text:p>
          </table:table-cell>
          <table:table-cell office:value-type="string">
            <text:p>1,72</text:p>
          </table:table-cell>
          <table:table-cell office:value-type="string">
            <text:p>2,41</text:p>
          </table:table-cell>
          <table:table-cell office:value-type="string">
            <text:p>3,18</text:p>
          </table:table-cell>
          <table:table-cell office:value-type="string">
            <text:p>3,18</text:p>
          </table:table-cell>
          <table:table-cell office:value-type="string">
            <text:p>3,05</text:p>
          </table:table-cell>
          <table:table-cell office:value-type="string">
            <text:p>3,05</text:p>
          </table:table-cell>
          <table:table-cell office:value-type="string">
            <text:p>2,5</text:p>
          </table:table-cell>
          <table:table-cell office:value-type="string">
            <text:p>2</text:p>
          </table:table-cell>
          <table:table-cell office:value-type="string">
            <text:p>1,67</text:p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AC3</text:p>
          </table:table-cell>
          <table:table-cell office:value-type="string">
            <text:p>China Fir Forest</text:p>
          </table:table-cell>
          <table:table-cell office:value-type="string">
            <text:p>0,028</text:p>
          </table:table-cell>
          <table:table-cell office:value-type="string">
            <text:p>1,34</text:p>
          </table:table-cell>
          <table:table-cell office:value-type="string">
            <text:p>1,63</text:p>
          </table:table-cell>
          <table:table-cell office:value-type="string">
            <text:p>1,81</text:p>
          </table:table-cell>
          <table:table-cell office:value-type="string">
            <text:p>1,58</text:p>
          </table:table-cell>
          <table:table-cell office:value-type="string">
            <text:p>1,75</text:p>
          </table:table-cell>
          <table:table-cell office:value-type="string">
            <text:p>1,36</text:p>
          </table:table-cell>
          <table:table-cell office:value-type="string">
            <text:p>1,99</text:p>
          </table:table-cell>
          <table:table-cell office:value-type="string">
            <text:p>1,68</text:p>
          </table:table-cell>
          <table:table-cell office:value-type="string">
            <text:p>0,9</text:p>
          </table:table-cell>
          <table:table-cell office:value-type="string">
            <text:p>1,24</text:p>
          </table:table-cell>
          <table:table-cell office:value-type="string">
            <text:p>1,12</text:p>
          </table:table-cell>
          <table:table-cell office:value-type="string">
            <text:p>1,3</text:p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AC4</text:p>
          </table:table-cell>
          <table:table-cell office:value-type="string">
            <text:p>Chinese Thuja Forest</text:p>
          </table:table-cell>
          <table:table-cell office:value-type="string">
            <text:p>0,009</text:p>
          </table:table-cell>
          <table:table-cell office:value-type="string">
            <text:p>0,9</text:p>
          </table:table-cell>
          <table:table-cell office:value-type="string">
            <text:p>0,9</text:p>
          </table:table-cell>
          <table:table-cell office:value-type="string">
            <text:p>0,9</text:p>
          </table:table-cell>
          <table:table-cell office:value-type="string">
            <text:p>0,9</text:p>
          </table:table-cell>
          <table:table-cell office:value-type="string">
            <text:p>0,9</text:p>
          </table:table-cell>
          <table:table-cell office:value-type="string">
            <text:p>1,1</text:p>
          </table:table-cell>
          <table:table-cell office:value-type="string">
            <text:p>1,8</text:p>
          </table:table-cell>
          <table:table-cell office:value-type="string">
            <text:p>3</text:p>
          </table:table-cell>
          <table:table-cell office:value-type="string">
            <text:p>3,2</text:p>
          </table:table-cell>
          <table:table-cell office:value-type="string">
            <text:p>2,4</text:p>
          </table:table-cell>
          <table:table-cell office:value-type="string">
            <text:p>1,8</text:p>
          </table:table-cell>
          <table:table-cell office:value-type="string">
            <text:p>1,1</text:p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AC5</text:p>
          </table:table-cell>
          <table:table-cell office:value-type="string">
            <text:p>Australian Pine Tree Forest</text:p>
          </table:table-cell>
          <table:table-cell office:value-type="string">
            <text:p>0,028</text:p>
          </table:table-cell>
          <table:table-cell office:value-type="string">
            <text:p>1,9</text:p>
          </table:table-cell>
          <table:table-cell office:value-type="string">
            <text:p>1,9</text:p>
          </table:table-cell>
          <table:table-cell office:value-type="string">
            <text:p>1,9</text:p>
          </table:table-cell>
          <table:table-cell office:value-type="string">
            <text:p>1,9</text:p>
          </table:table-cell>
          <table:table-cell office:value-type="string">
            <text:p>2</text:p>
          </table:table-cell>
          <table:table-cell office:value-type="string">
            <text:p>2,1</text:p>
          </table:table-cell>
          <table:table-cell office:value-type="string">
            <text:p>2,2</text:p>
          </table:table-cell>
          <table:table-cell office:value-type="string">
            <text:p>2,3</text:p>
          </table:table-cell>
          <table:table-cell office:value-type="string">
            <text:p>2,1</text:p>
          </table:table-cell>
          <table:table-cell office:value-type="string">
            <text:p>2,1</text:p>
          </table:table-cell>
          <table:table-cell office:value-type="string">
            <text:p>2,1</text:p>
          </table:table-cell>
          <table:table-cell office:value-type="string">
            <text:p>2</text:p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AC6</text:p>
          </table:table-cell>
          <table:table-cell office:value-type="string">
            <text:p>Slash Pine Forest</text:p>
          </table:table-cell>
          <table:table-cell office:value-type="string">
            <text:p>0,028</text:p>
          </table:table-cell>
          <table:table-cell office:value-type="string">
            <text:p>1,9</text:p>
          </table:table-cell>
          <table:table-cell office:value-type="string">
            <text:p>1,9</text:p>
          </table:table-cell>
          <table:table-cell office:value-type="string">
            <text:p>1,9</text:p>
          </table:table-cell>
          <table:table-cell office:value-type="string">
            <text:p>1,9</text:p>
          </table:table-cell>
          <table:table-cell office:value-type="string">
            <text:p>2</text:p>
          </table:table-cell>
          <table:table-cell office:value-type="string">
            <text:p>2,1</text:p>
          </table:table-cell>
          <table:table-cell office:value-type="string">
            <text:p>2,2</text:p>
          </table:table-cell>
          <table:table-cell office:value-type="string">
            <text:p>2,3</text:p>
          </table:table-cell>
          <table:table-cell office:value-type="string">
            <text:p>2,1</text:p>
          </table:table-cell>
          <table:table-cell office:value-type="string">
            <text:p>2,1</text:p>
          </table:table-cell>
          <table:table-cell office:value-type="string">
            <text:p>2,1</text:p>
          </table:table-cell>
          <table:table-cell office:value-type="string">
            <text:p>2</text:p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AD</text:p>
          </table:table-cell>
          <table:table-cell office:value-type="string">
            <text:p>Bamboo Forest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AD1</text:p>
          </table:table-cell>
          <table:table-cell office:value-type="string">
            <text:p>Phyllostachys spp. Forest</text:p>
          </table:table-cell>
          <table:table-cell office:value-type="string">
            <text:p>0,005</text:p>
          </table:table-cell>
          <table:table-cell office:value-type="string">
            <text:p>3,53</text:p>
          </table:table-cell>
          <table:table-cell office:value-type="string">
            <text:p>3,45</text:p>
          </table:table-cell>
          <table:table-cell office:value-type="string">
            <text:p>3,37</text:p>
          </table:table-cell>
          <table:table-cell office:value-type="string">
            <text:p>3,47</text:p>
          </table:table-cell>
          <table:table-cell office:value-type="string">
            <text:p>3,82</text:p>
          </table:table-cell>
          <table:table-cell office:value-type="string">
            <text:p>4,11</text:p>
          </table:table-cell>
          <table:table-cell office:value-type="string">
            <text:p>4,39</text:p>
          </table:table-cell>
          <table:table-cell office:value-type="string">
            <text:p>5,04</text:p>
          </table:table-cell>
          <table:table-cell office:value-type="string">
            <text:p>3,7</text:p>
          </table:table-cell>
          <table:table-cell office:value-type="string">
            <text:p>3,35</text:p>
          </table:table-cell>
          <table:table-cell office:value-type="string">
            <text:p>3</text:p>
          </table:table-cell>
          <table:table-cell office:value-type="string">
            <text:p>2,76</text:p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AE</text:p>
          </table:table-cell>
          <table:table-cell office:value-type="string">
            <text:p>Evergreen Mixed Forest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AF</text:p>
          </table:table-cell>
          <table:table-cell office:value-type="string">
            <text:p>Decidious Mixed Forest</text:p>
          </table:table-cell>
          <table:table-cell office:value-type="string">
            <text:p>0,0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,32</text:p>
          </table:table-cell>
          <table:table-cell office:value-type="string">
            <text:p>1,05</text:p>
          </table:table-cell>
          <table:table-cell office:value-type="string">
            <text:p>1,8</text:p>
          </table:table-cell>
          <table:table-cell office:value-type="string">
            <text:p>2,69</text:p>
          </table:table-cell>
          <table:table-cell office:value-type="string">
            <text:p>2,8</text:p>
          </table:table-cell>
          <table:table-cell office:value-type="string">
            <text:p>2,57</text:p>
          </table:table-cell>
          <table:table-cell office:value-type="string">
            <text:p>1,53</text:p>
          </table:table-cell>
          <table:table-cell office:value-type="string">
            <text:p>0,16</text:p>
          </table:table-cell>
          <table:table-cell office:value-type="string">
            <text:p>0</text:p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AG</text:p>
          </table:table-cell>
          <table:table-cell office:value-type="string">
            <text:p>Corniferous Mixed Forest</text:p>
          </table:table-cell>
          <table:table-cell office:value-type="string">
            <text:p>0,0278</text:p>
          </table:table-cell>
          <table:table-cell office:value-type="string">
            <text:p>1,31</text:p>
          </table:table-cell>
          <table:table-cell office:value-type="string">
            <text:p>1,36</text:p>
          </table:table-cell>
          <table:table-cell office:value-type="string">
            <text:p>1,39</text:p>
          </table:table-cell>
          <table:table-cell office:value-type="string">
            <text:p>1,62</text:p>
          </table:table-cell>
          <table:table-cell office:value-type="string">
            <text:p>1,91</text:p>
          </table:table-cell>
          <table:table-cell office:value-type="string">
            <text:p>2,17</text:p>
          </table:table-cell>
          <table:table-cell office:value-type="string">
            <text:p>2,43</text:p>
          </table:table-cell>
          <table:table-cell office:value-type="string">
            <text:p>2,56</text:p>
          </table:table-cell>
          <table:table-cell office:value-type="string">
            <text:p>2,4</text:p>
          </table:table-cell>
          <table:table-cell office:value-type="string">
            <text:p>2,14</text:p>
          </table:table-cell>
          <table:table-cell office:value-type="string">
            <text:p>1,85</text:p>
          </table:table-cell>
          <table:table-cell office:value-type="string">
            <text:p>1,62</text:p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AH</text:p>
          </table:table-cell>
          <table:table-cell office:value-type="string">
            <text:p>Other Mixed Forest</text:p>
          </table:table-cell>
          <table:table-cell office:value-type="string">
            <text:p>0,0189</text:p>
          </table:table-cell>
          <table:table-cell office:value-type="string">
            <text:p>0,65</text:p>
          </table:table-cell>
          <table:table-cell office:value-type="string">
            <text:p>0,68</text:p>
          </table:table-cell>
          <table:table-cell office:value-type="string">
            <text:p>0,69</text:p>
          </table:table-cell>
          <table:table-cell office:value-type="string">
            <text:p>0,97</text:p>
          </table:table-cell>
          <table:table-cell office:value-type="string">
            <text:p>1,48</text:p>
          </table:table-cell>
          <table:table-cell office:value-type="string">
            <text:p>1,98</text:p>
          </table:table-cell>
          <table:table-cell office:value-type="string">
            <text:p>2,56</text:p>
          </table:table-cell>
          <table:table-cell office:value-type="string">
            <text:p>2,68</text:p>
          </table:table-cell>
          <table:table-cell office:value-type="string">
            <text:p>2,49</text:p>
          </table:table-cell>
          <table:table-cell office:value-type="string">
            <text:p>1,84</text:p>
          </table:table-cell>
          <table:table-cell office:value-type="string">
            <text:p>1,01</text:p>
          </table:table-cell>
          <table:table-cell office:value-type="string">
            <text:p>0,81</text:p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B</text:p>
          </table:table-cell>
          <table:table-cell office:value-type="string">
            <text:p>Small Woods</text:p>
          </table:table-cell>
          <table:table-cell office:value-type="string">
            <text:p>0,0189</text:p>
          </table:table-cell>
          <table:table-cell office:value-type="string">
            <text:p>0,65</text:p>
          </table:table-cell>
          <table:table-cell office:value-type="string">
            <text:p>0,68</text:p>
          </table:table-cell>
          <table:table-cell office:value-type="string">
            <text:p>0,69</text:p>
          </table:table-cell>
          <table:table-cell office:value-type="string">
            <text:p>0,97</text:p>
          </table:table-cell>
          <table:table-cell office:value-type="string">
            <text:p>1,48</text:p>
          </table:table-cell>
          <table:table-cell office:value-type="string">
            <text:p>1,98</text:p>
          </table:table-cell>
          <table:table-cell office:value-type="string">
            <text:p>2,56</text:p>
          </table:table-cell>
          <table:table-cell office:value-type="string">
            <text:p>2,68</text:p>
          </table:table-cell>
          <table:table-cell office:value-type="string">
            <text:p>2,49</text:p>
          </table:table-cell>
          <table:table-cell office:value-type="string">
            <text:p>1,84</text:p>
          </table:table-cell>
          <table:table-cell office:value-type="string">
            <text:p>1,01</text:p>
          </table:table-cell>
          <table:table-cell office:value-type="string">
            <text:p>0,81</text:p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BA</text:p>
          </table:table-cell>
          <table:table-cell office:value-type="string">
            <text:p>Small Woods &lt; 1ha</text:p>
          </table:table-cell>
          <table:table-cell office:value-type="string">
            <text:p>0,0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,32</text:p>
          </table:table-cell>
          <table:table-cell office:value-type="string">
            <text:p>1,05</text:p>
          </table:table-cell>
          <table:table-cell office:value-type="string">
            <text:p>1,8</text:p>
          </table:table-cell>
          <table:table-cell office:value-type="string">
            <text:p>2,69</text:p>
          </table:table-cell>
          <table:table-cell office:value-type="string">
            <text:p>2,8</text:p>
          </table:table-cell>
          <table:table-cell office:value-type="string">
            <text:p>2,57</text:p>
          </table:table-cell>
          <table:table-cell office:value-type="string">
            <text:p>1,53</text:p>
          </table:table-cell>
          <table:table-cell office:value-type="string">
            <text:p>0,16</text:p>
          </table:table-cell>
          <table:table-cell office:value-type="string">
            <text:p>0</text:p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BB</text:p>
          </table:table-cell>
          <table:table-cell office:value-type="string">
            <text:p>Shrub Vegetation</text:p>
          </table:table-cell>
          <table:table-cell office:value-type="string">
            <text:p>0,0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,32</text:p>
          </table:table-cell>
          <table:table-cell office:value-type="string">
            <text:p>1,05</text:p>
          </table:table-cell>
          <table:table-cell office:value-type="string">
            <text:p>1,8</text:p>
          </table:table-cell>
          <table:table-cell office:value-type="string">
            <text:p>2,69</text:p>
          </table:table-cell>
          <table:table-cell office:value-type="string">
            <text:p>2,8</text:p>
          </table:table-cell>
          <table:table-cell office:value-type="string">
            <text:p>2,57</text:p>
          </table:table-cell>
          <table:table-cell office:value-type="string">
            <text:p>1,53</text:p>
          </table:table-cell>
          <table:table-cell office:value-type="string">
            <text:p>0,16</text:p>
          </table:table-cell>
          <table:table-cell office:value-type="string">
            <text:p>0</text:p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BC</text:p>
          </table:table-cell>
          <table:table-cell office:value-type="string">
            <text:p>Tree Row</text:p>
          </table:table-cell>
          <table:table-cell office:value-type="string">
            <text:p>0,0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,32</text:p>
          </table:table-cell>
          <table:table-cell office:value-type="string">
            <text:p>1,05</text:p>
          </table:table-cell>
          <table:table-cell office:value-type="string">
            <text:p>1,8</text:p>
          </table:table-cell>
          <table:table-cell office:value-type="string">
            <text:p>2,69</text:p>
          </table:table-cell>
          <table:table-cell office:value-type="string">
            <text:p>2,8</text:p>
          </table:table-cell>
          <table:table-cell office:value-type="string">
            <text:p>2,57</text:p>
          </table:table-cell>
          <table:table-cell office:value-type="string">
            <text:p>1,53</text:p>
          </table:table-cell>
          <table:table-cell office:value-type="string">
            <text:p>0,16</text:p>
          </table:table-cell>
          <table:table-cell office:value-type="string">
            <text:p>0</text:p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BD</text:p>
          </table:table-cell>
          <table:table-cell office:value-type="string">
            <text:p>Tree Alley</text:p>
          </table:table-cell>
          <table:table-cell office:value-type="string">
            <text:p>0,0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,32</text:p>
          </table:table-cell>
          <table:table-cell office:value-type="string">
            <text:p>1,05</text:p>
          </table:table-cell>
          <table:table-cell office:value-type="string">
            <text:p>1,8</text:p>
          </table:table-cell>
          <table:table-cell office:value-type="string">
            <text:p>2,69</text:p>
          </table:table-cell>
          <table:table-cell office:value-type="string">
            <text:p>2,8</text:p>
          </table:table-cell>
          <table:table-cell office:value-type="string">
            <text:p>2,57</text:p>
          </table:table-cell>
          <table:table-cell office:value-type="string">
            <text:p>1,53</text:p>
          </table:table-cell>
          <table:table-cell office:value-type="string">
            <text:p>0,16</text:p>
          </table:table-cell>
          <table:table-cell office:value-type="string">
            <text:p>0</text:p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BE</text:p>
          </table:table-cell>
          <table:table-cell office:value-type="string">
            <text:p>Tree Group</text:p>
          </table:table-cell>
          <table:table-cell office:value-type="string">
            <text:p>0,0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,32</text:p>
          </table:table-cell>
          <table:table-cell office:value-type="string">
            <text:p>1,05</text:p>
          </table:table-cell>
          <table:table-cell office:value-type="string">
            <text:p>1,8</text:p>
          </table:table-cell>
          <table:table-cell office:value-type="string">
            <text:p>2,69</text:p>
          </table:table-cell>
          <table:table-cell office:value-type="string">
            <text:p>2,8</text:p>
          </table:table-cell>
          <table:table-cell office:value-type="string">
            <text:p>2,57</text:p>
          </table:table-cell>
          <table:table-cell office:value-type="string">
            <text:p>1,53</text:p>
          </table:table-cell>
          <table:table-cell office:value-type="string">
            <text:p>0,16</text:p>
          </table:table-cell>
          <table:table-cell office:value-type="string">
            <text:p>0</text:p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BF</text:p>
          </table:table-cell>
          <table:table-cell office:value-type="string">
            <text:p>Single Tree</text:p>
          </table:table-cell>
          <table:table-cell office:value-type="string">
            <text:p>0,0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,32</text:p>
          </table:table-cell>
          <table:table-cell office:value-type="string">
            <text:p>1,05</text:p>
          </table:table-cell>
          <table:table-cell office:value-type="string">
            <text:p>1,8</text:p>
          </table:table-cell>
          <table:table-cell office:value-type="string">
            <text:p>2,69</text:p>
          </table:table-cell>
          <table:table-cell office:value-type="string">
            <text:p>2,8</text:p>
          </table:table-cell>
          <table:table-cell office:value-type="string">
            <text:p>2,57</text:p>
          </table:table-cell>
          <table:table-cell office:value-type="string">
            <text:p>1,53</text:p>
          </table:table-cell>
          <table:table-cell office:value-type="string">
            <text:p>0,16</text:p>
          </table:table-cell>
          <table:table-cell office:value-type="string">
            <text:p>0</text:p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BG</text:p>
          </table:table-cell>
          <table:table-cell office:value-type="string">
            <text:p>Tree Nursery</text:p>
          </table:table-cell>
          <table:table-cell office:value-type="string">
            <text:p>0,0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,32</text:p>
          </table:table-cell>
          <table:table-cell office:value-type="string">
            <text:p>1,05</text:p>
          </table:table-cell>
          <table:table-cell office:value-type="string">
            <text:p>1,8</text:p>
          </table:table-cell>
          <table:table-cell office:value-type="string">
            <text:p>2,69</text:p>
          </table:table-cell>
          <table:table-cell office:value-type="string">
            <text:p>2,8</text:p>
          </table:table-cell>
          <table:table-cell office:value-type="string">
            <text:p>2,57</text:p>
          </table:table-cell>
          <table:table-cell office:value-type="string">
            <text:p>1,53</text:p>
          </table:table-cell>
          <table:table-cell office:value-type="string">
            <text:p>0,16</text:p>
          </table:table-cell>
          <table:table-cell office:value-type="string">
            <text:p>0</text:p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BH</text:p>
          </table:table-cell>
          <table:table-cell office:value-type="string">
            <text:p>Riverside Vegetation</text:p>
          </table:table-cell>
          <table:table-cell office:value-type="string">
            <text:p>0,00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C</text:p>
          </table:table-cell>
          <table:table-cell office:value-type="string">
            <text:p>Wetlands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CA</text:p>
          </table:table-cell>
          <table:table-cell office:value-type="string">
            <text:p>Coastal &amp; Estuarine Areas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CA1</text:p>
          </table:table-cell>
          <table:table-cell office:value-type="string">
            <text:p>Intertidal Forested Wetlands</text:p>
          </table:table-cell>
          <table:table-cell office:value-type="string">
            <text:p>0</text:p>
          </table:table-cell>
          <table:table-cell office:value-type="string">
            <text:p>2,99</text:p>
          </table:table-cell>
          <table:table-cell office:value-type="string">
            <text:p>2,28</text:p>
          </table:table-cell>
          <table:table-cell office:value-type="string">
            <text:p>2,44</text:p>
          </table:table-cell>
          <table:table-cell office:value-type="string">
            <text:p>2,81</text:p>
          </table:table-cell>
          <table:table-cell office:value-type="string">
            <text:p>3,72</text:p>
          </table:table-cell>
          <table:table-cell office:value-type="string">
            <text:p>3,87</text:p>
          </table:table-cell>
          <table:table-cell office:value-type="string">
            <text:p>3,85</text:p>
          </table:table-cell>
          <table:table-cell office:value-type="string">
            <text:p>4,08</text:p>
          </table:table-cell>
          <table:table-cell office:value-type="string">
            <text:p>3,4</text:p>
          </table:table-cell>
          <table:table-cell office:value-type="string">
            <text:p>3,04</text:p>
          </table:table-cell>
          <table:table-cell office:value-type="string">
            <text:p>2,81</text:p>
          </table:table-cell>
          <table:table-cell office:value-type="string">
            <text:p>2,51</text:p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CA10</text:p>
          </table:table-cell>
          <table:table-cell office:value-type="string">
            <text:p>Other Coastal &amp; Esturian Areas</text:p>
          </table:table-cell>
          <table:table-cell office:value-type="string">
            <text:p>0,00153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CA2</text:p>
          </table:table-cell>
          <table:table-cell office:value-type="string">
            <text:p>Intertidal Marshes</text:p>
          </table:table-cell>
          <table:table-cell office:value-type="string">
            <text:p>0,00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CA3</text:p>
          </table:table-cell>
          <table:table-cell office:value-type="string">
            <text:p>Intertidal Mud Flats</text:p>
          </table:table-cell>
          <table:table-cell office:value-type="string">
            <text:p>0,003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CA3</text:p>
          </table:table-cell>
          <table:table-cell office:value-type="string">
            <text:p>Intertidal Mud Flats</text:p>
          </table:table-cell>
          <table:table-cell office:value-type="string">
            <text:p>0,003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CA4</text:p>
          </table:table-cell>
          <table:table-cell office:value-type="string">
            <text:p>Permanent Shallow Marine Waters</text:p>
          </table:table-cell>
          <table:table-cell office:value-type="string">
            <text:p>0,00153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CA5</text:p>
          </table:table-cell>
          <table:table-cell office:value-type="string">
            <text:p>Rocky Marine Shores</text:p>
          </table:table-cell>
          <table:table-cell office:value-type="string">
            <text:p>0,003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CA6</text:p>
          </table:table-cell>
          <table:table-cell office:value-type="string">
            <text:p>Sand Shores</text:p>
          </table:table-cell>
          <table:table-cell office:value-type="string">
            <text:p>0,003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CA7</text:p>
          </table:table-cell>
          <table:table-cell office:value-type="string">
            <text:p>Estuarine Waters</text:p>
          </table:table-cell>
          <table:table-cell office:value-type="string">
            <text:p>0,00153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CA8</text:p>
          </table:table-cell>
          <table:table-cell office:value-type="string">
            <text:p>Scrub swamp</text:p>
          </table:table-cell>
          <table:table-cell office:value-type="string">
            <text:p>0,00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CA9</text:p>
          </table:table-cell>
          <table:table-cell office:value-type="string">
            <text:p>Mangroves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CB</text:p>
          </table:table-cell>
          <table:table-cell office:value-type="string">
            <text:p>Inland Wetlands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CB1</text:p>
          </table:table-cell>
          <table:table-cell office:value-type="string">
            <text:p>Permanent Freshwater Marshes</text:p>
          </table:table-cell>
          <table:table-cell office:value-type="string">
            <text:p>0,00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CB2</text:p>
          </table:table-cell>
          <table:table-cell office:value-type="string">
            <text:p>Riverine Wetlands</text:p>
          </table:table-cell>
          <table:table-cell office:value-type="string">
            <text:p>0,00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D</text:p>
          </table:table-cell>
          <table:table-cell office:value-type="string">
            <text:p>Residential Land</text:p>
          </table:table-cell>
          <table:table-cell office:value-type="string">
            <text:p>0,002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DA</text:p>
          </table:table-cell>
          <table:table-cell office:value-type="string">
            <text:p>Class I residential cluster land</text:p>
          </table:table-cell>
          <table:table-cell office:value-type="string">
            <text:p>0,002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DB</text:p>
          </table:table-cell>
          <table:table-cell office:value-type="string">
            <text:p>Class II residential cluster land</text:p>
          </table:table-cell>
          <table:table-cell office:value-type="string">
            <text:p>0,002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DC</text:p>
          </table:table-cell>
          <table:table-cell office:value-type="string">
            <text:p>Class III residential cluster land</text:p>
          </table:table-cell>
          <table:table-cell office:value-type="string">
            <text:p>0,002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DD</text:p>
          </table:table-cell>
          <table:table-cell office:value-type="string">
            <text:p>Class V residential cluster land</text:p>
          </table:table-cell>
          <table:table-cell office:value-type="string">
            <text:p>0,002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DE</text:p>
          </table:table-cell>
          <table:table-cell office:value-type="string">
            <text:p>Rural residential land</text:p>
          </table:table-cell>
          <table:table-cell office:value-type="string">
            <text:p>0,002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DE1</text:p>
          </table:table-cell>
          <table:table-cell office:value-type="string">
            <text:p>Class I rural residential land</text:p>
          </table:table-cell>
          <table:table-cell office:value-type="string">
            <text:p>0,002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DE2</text:p>
          </table:table-cell>
          <table:table-cell office:value-type="string">
            <text:p>Class II rural residential land</text:p>
          </table:table-cell>
          <table:table-cell office:value-type="string">
            <text:p>0,002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F</text:p>
          </table:table-cell>
          <table:table-cell office:value-type="string">
            <text:p>Water Bodies</text:p>
          </table:table-cell>
          <table:table-cell office:value-type="string">
            <text:p>0,001535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FA</text:p>
          </table:table-cell>
          <table:table-cell office:value-type="string">
            <text:p>Creek</text:p>
          </table:table-cell>
          <table:table-cell office:value-type="string">
            <text:p>0,001535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FB</text:p>
          </table:table-cell>
          <table:table-cell office:value-type="string">
            <text:p>Ditch</text:p>
          </table:table-cell>
          <table:table-cell office:value-type="string">
            <text:p>0,001535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FC</text:p>
          </table:table-cell>
          <table:table-cell office:value-type="string">
            <text:p>Channel/River</text:p>
          </table:table-cell>
          <table:table-cell office:value-type="string">
            <text:p>0,001535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FC1</text:p>
          </table:table-cell>
          <table:table-cell office:value-type="string">
            <text:p>Small</text:p>
          </table:table-cell>
          <table:table-cell office:value-type="string">
            <text:p>0,001535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FC2</text:p>
          </table:table-cell>
          <table:table-cell office:value-type="string">
            <text:p>Middle</text:p>
          </table:table-cell>
          <table:table-cell office:value-type="string">
            <text:p>0,001535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FC3</text:p>
          </table:table-cell>
          <table:table-cell office:value-type="string">
            <text:p>Large</text:p>
          </table:table-cell>
          <table:table-cell office:value-type="string">
            <text:p>0,001535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FD</text:p>
          </table:table-cell>
          <table:table-cell office:value-type="string">
            <text:p>Pond/Lake</text:p>
          </table:table-cell>
          <table:table-cell office:value-type="string">
            <text:p>0,001535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FD1</text:p>
          </table:table-cell>
          <table:table-cell office:value-type="string">
            <text:p>Small (Pond)</text:p>
          </table:table-cell>
          <table:table-cell office:value-type="string">
            <text:p>0,001535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FD2</text:p>
          </table:table-cell>
          <table:table-cell office:value-type="string">
            <text:p>Middle (Pond/Lake)</text:p>
          </table:table-cell>
          <table:table-cell office:value-type="string">
            <text:p>0,001535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FD3</text:p>
          </table:table-cell>
          <table:table-cell office:value-type="string">
            <text:p>Large (Lake)</text:p>
          </table:table-cell>
          <table:table-cell office:value-type="string">
            <text:p>0,001535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FE</text:p>
          </table:table-cell>
          <table:table-cell office:value-type="string">
            <text:p>Harbour Basin</text:p>
          </table:table-cell>
          <table:table-cell office:value-type="string">
            <text:p>0,001535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FF</text:p>
          </table:table-cell>
          <table:table-cell office:value-type="string">
            <text:p>Sea</text:p>
          </table:table-cell>
          <table:table-cell office:value-type="string">
            <text:p>0,001535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FG</text:p>
          </table:table-cell>
          <table:table-cell office:value-type="string">
            <text:p>Glacier and perennial snow</text:p>
          </table:table-cell>
          <table:table-cell office:value-type="string">
            <text:p>0,002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G</text:p>
          </table:table-cell>
          <table:table-cell office:value-type="string">
            <text:p>Agricultural Land Type</text:p>
          </table:table-cell>
          <table:table-cell office:value-type="string">
            <text:p>0,006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,83</text:p>
          </table:table-cell>
          <table:table-cell office:value-type="string">
            <text:p>3,43</text:p>
          </table:table-cell>
          <table:table-cell office:value-type="string">
            <text:p>3,31</text:p>
          </table:table-cell>
          <table:table-cell office:value-type="string">
            <text:p>2,8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GA</text:p>
          </table:table-cell>
          <table:table-cell office:value-type="string">
            <text:p>Cropland</text:p>
          </table:table-cell>
          <table:table-cell office:value-type="string">
            <text:p>0,006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,83</text:p>
          </table:table-cell>
          <table:table-cell office:value-type="string">
            <text:p>3,43</text:p>
          </table:table-cell>
          <table:table-cell office:value-type="string">
            <text:p>3,31</text:p>
          </table:table-cell>
          <table:table-cell office:value-type="string">
            <text:p>2,8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GA1</text:p>
          </table:table-cell>
          <table:table-cell office:value-type="string">
            <text:p>Small</text:p>
          </table:table-cell>
          <table:table-cell office:value-type="string">
            <text:p>0,006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,83</text:p>
          </table:table-cell>
          <table:table-cell office:value-type="string">
            <text:p>3,43</text:p>
          </table:table-cell>
          <table:table-cell office:value-type="string">
            <text:p>3,31</text:p>
          </table:table-cell>
          <table:table-cell office:value-type="string">
            <text:p>2,8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GA2</text:p>
          </table:table-cell>
          <table:table-cell office:value-type="string">
            <text:p>Medium &amp; Large</text:p>
          </table:table-cell>
          <table:table-cell office:value-type="string">
            <text:p>0,006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,83</text:p>
          </table:table-cell>
          <table:table-cell office:value-type="string">
            <text:p>3,43</text:p>
          </table:table-cell>
          <table:table-cell office:value-type="string">
            <text:p>3,31</text:p>
          </table:table-cell>
          <table:table-cell office:value-type="string">
            <text:p>2,8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GA3</text:p>
          </table:table-cell>
          <table:table-cell office:value-type="string">
            <text:p>Watermelon</text:p>
          </table:table-cell>
          <table:table-cell office:value-type="string">
            <text:p>0,00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,48</text:p>
          </table:table-cell>
          <table:table-cell office:value-type="string">
            <text:p>1,82</text:p>
          </table:table-cell>
          <table:table-cell office:value-type="string">
            <text:p>2,04</text:p>
          </table:table-cell>
          <table:table-cell office:value-type="string">
            <text:p>2,52</text:p>
          </table:table-cell>
          <table:table-cell office:value-type="string">
            <text:p>0,48</text:p>
          </table:table-cell>
          <table:table-cell office:value-type="string">
            <text:p>1,82</text:p>
          </table:table-cell>
          <table:table-cell office:value-type="string">
            <text:p>2,04</text:p>
          </table:table-cell>
          <table:table-cell office:value-type="string">
            <text:p>2,5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GA4</text:p>
          </table:table-cell>
          <table:table-cell office:value-type="string">
            <text:p>Chinese Cabbage</text:p>
          </table:table-cell>
          <table:table-cell office:value-type="string">
            <text:p>0,0046</text:p>
          </table:table-cell>
          <table:table-cell office:value-type="string">
            <text:p>3,365</text:p>
          </table:table-cell>
          <table:table-cell office:value-type="string">
            <text:p>3,365</text:p>
          </table:table-cell>
          <table:table-cell office:value-type="string">
            <text:p>3,365</text:p>
          </table:table-cell>
          <table:table-cell office:value-type="string">
            <text:p>3,365</text:p>
          </table:table-cell>
          <table:table-cell office:value-type="string">
            <text:p>3,365</text:p>
          </table:table-cell>
          <table:table-cell office:value-type="string">
            <text:p>3,365</text:p>
          </table:table-cell>
          <table:table-cell office:value-type="string">
            <text:p>3,365</text:p>
          </table:table-cell>
          <table:table-cell office:value-type="string">
            <text:p>3,365</text:p>
          </table:table-cell>
          <table:table-cell office:value-type="string">
            <text:p>3,365</text:p>
          </table:table-cell>
          <table:table-cell office:value-type="string">
            <text:p>3,365</text:p>
          </table:table-cell>
          <table:table-cell office:value-type="string">
            <text:p>3,365</text:p>
          </table:table-cell>
          <table:table-cell office:value-type="string">
            <text:p>3,365</text:p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GA5</text:p>
          </table:table-cell>
          <table:table-cell office:value-type="string">
            <text:p>Lettuce</text:p>
          </table:table-cell>
          <table:table-cell office:value-type="string">
            <text:p>0,0046</text:p>
          </table:table-cell>
          <table:table-cell office:value-type="string">
            <text:p>1,33</text:p>
          </table:table-cell>
          <table:table-cell office:value-type="string">
            <text:p>1,33</text:p>
          </table:table-cell>
          <table:table-cell office:value-type="string">
            <text:p>1,93</text:p>
          </table:table-cell>
          <table:table-cell office:value-type="string">
            <text:p>1,93</text:p>
          </table:table-cell>
          <table:table-cell office:value-type="string">
            <text:p>2,64</text:p>
          </table:table-cell>
          <table:table-cell office:value-type="string">
            <text:p>3,365</text:p>
          </table:table-cell>
          <table:table-cell office:value-type="string">
            <text:p>1,33</text:p>
          </table:table-cell>
          <table:table-cell office:value-type="string">
            <text:p>1,33</text:p>
          </table:table-cell>
          <table:table-cell office:value-type="string">
            <text:p>1,93</text:p>
          </table:table-cell>
          <table:table-cell office:value-type="string">
            <text:p>2,64</text:p>
          </table:table-cell>
          <table:table-cell office:value-type="string">
            <text:p>3,365</text:p>
          </table:table-cell>
          <table:table-cell office:value-type="string">
            <text:p>1,33</text:p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GA6</text:p>
          </table:table-cell>
          <table:table-cell office:value-type="string">
            <text:p>Chinese Chives</text:p>
          </table:table-cell>
          <table:table-cell office:value-type="string">
            <text:p>0,006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,14</text:p>
          </table:table-cell>
          <table:table-cell office:value-type="string">
            <text:p>0,43</text:p>
          </table:table-cell>
          <table:table-cell office:value-type="string">
            <text:p>0,43</text:p>
          </table:table-cell>
          <table:table-cell office:value-type="string">
            <text:p>0,68</text:p>
          </table:table-cell>
          <table:table-cell office:value-type="string">
            <text:p>0,75</text:p>
          </table:table-cell>
          <table:table-cell office:value-type="string">
            <text:p>0,7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GA7</text:p>
          </table:table-cell>
          <table:table-cell office:value-type="string">
            <text:p>Pakchoi</text:p>
          </table:table-cell>
          <table:table-cell office:value-type="string">
            <text:p>0,0046</text:p>
          </table:table-cell>
          <table:table-cell office:value-type="string">
            <text:p>3,365</text:p>
          </table:table-cell>
          <table:table-cell office:value-type="string">
            <text:p>1,33</text:p>
          </table:table-cell>
          <table:table-cell office:value-type="string">
            <text:p>1,93</text:p>
          </table:table-cell>
          <table:table-cell office:value-type="string">
            <text:p>2,64</text:p>
          </table:table-cell>
          <table:table-cell office:value-type="string">
            <text:p>2,64</text:p>
          </table:table-cell>
          <table:table-cell office:value-type="string">
            <text:p>3,36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,33</text:p>
          </table:table-cell>
          <table:table-cell office:value-type="string">
            <text:p>1,33</text:p>
          </table:table-cell>
          <table:table-cell office:value-type="string">
            <text:p>1,93</text:p>
          </table:table-cell>
          <table:table-cell office:value-type="string">
            <text:p>2,64</text:p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GA8</text:p>
          </table:table-cell>
          <table:table-cell office:value-type="string">
            <text:p>Asparagus Lettuce</text:p>
          </table:table-cell>
          <table:table-cell office:value-type="string">
            <text:p>0,0046</text:p>
          </table:table-cell>
          <table:table-cell office:value-type="string">
            <text:p>2,64</text:p>
          </table:table-cell>
          <table:table-cell office:value-type="string">
            <text:p>2,64</text:p>
          </table:table-cell>
          <table:table-cell office:value-type="string">
            <text:p>2,64</text:p>
          </table:table-cell>
          <table:table-cell office:value-type="string">
            <text:p>1,33</text:p>
          </table:table-cell>
          <table:table-cell office:value-type="string">
            <text:p>2,64</text:p>
          </table:table-cell>
          <table:table-cell office:value-type="string">
            <text:p>2,64</text:p>
          </table:table-cell>
          <table:table-cell office:value-type="string">
            <text:p>2,64</text:p>
          </table:table-cell>
          <table:table-cell office:value-type="string">
            <text:p>2,64</text:p>
          </table:table-cell>
          <table:table-cell office:value-type="string">
            <text:p>2,64</text:p>
          </table:table-cell>
          <table:table-cell office:value-type="string">
            <text:p>1,33</text:p>
          </table:table-cell>
          <table:table-cell office:value-type="string">
            <text:p>1,93</text:p>
          </table:table-cell>
          <table:table-cell office:value-type="string">
            <text:p>1,93</text:p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GA9</text:p>
          </table:table-cell>
          <table:table-cell office:value-type="string">
            <text:p>Eggplant</text:p>
          </table:table-cell>
          <table:table-cell office:value-type="string">
            <text:p>0,008</text:p>
          </table:table-cell>
          <table:table-cell office:value-type="string">
            <text:p>0</text:p>
          </table:table-cell>
          <table:table-cell office:value-type="string">
            <text:p>0,6</text:p>
          </table:table-cell>
          <table:table-cell office:value-type="string">
            <text:p>1,37</text:p>
          </table:table-cell>
          <table:table-cell office:value-type="string">
            <text:p>1,37</text:p>
          </table:table-cell>
          <table:table-cell office:value-type="string">
            <text:p>2,56</text:p>
          </table:table-cell>
          <table:table-cell office:value-type="string">
            <text:p>2,67</text:p>
          </table:table-cell>
          <table:table-cell office:value-type="string">
            <text:p>0</text:p>
          </table:table-cell>
          <table:table-cell office:value-type="string">
            <text:p>0,6</text:p>
          </table:table-cell>
          <table:table-cell office:value-type="string">
            <text:p>1,37</text:p>
          </table:table-cell>
          <table:table-cell office:value-type="string">
            <text:p>2,56</text:p>
          </table:table-cell>
          <table:table-cell office:value-type="string">
            <text:p>2,67</text:p>
          </table:table-cell>
          <table:table-cell office:value-type="string">
            <text:p>2,67</text:p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GA10</text:p>
          </table:table-cell>
          <table:table-cell office:value-type="string">
            <text:p>Tomato</text:p>
          </table:table-cell>
          <table:table-cell office:value-type="string">
            <text:p>0,008</text:p>
          </table:table-cell>
          <table:table-cell office:value-type="string">
            <text:p>0,6</text:p>
          </table:table-cell>
          <table:table-cell office:value-type="string">
            <text:p>0,6</text:p>
          </table:table-cell>
          <table:table-cell office:value-type="string">
            <text:p>0,6</text:p>
          </table:table-cell>
          <table:table-cell office:value-type="string">
            <text:p>1,37</text:p>
          </table:table-cell>
          <table:table-cell office:value-type="string">
            <text:p>2,56</text:p>
          </table:table-cell>
          <table:table-cell office:value-type="string">
            <text:p>2,67</text:p>
          </table:table-cell>
          <table:table-cell office:value-type="string">
            <text:p>0</text:p>
          </table:table-cell>
          <table:table-cell office:value-type="string">
            <text:p>0,6</text:p>
          </table:table-cell>
          <table:table-cell office:value-type="string">
            <text:p>1,37</text:p>
          </table:table-cell>
          <table:table-cell office:value-type="string">
            <text:p>2,56</text:p>
          </table:table-cell>
          <table:table-cell office:value-type="string">
            <text:p>2,67</text:p>
          </table:table-cell>
          <table:table-cell office:value-type="string">
            <text:p>2,67</text:p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GA11</text:p>
          </table:table-cell>
          <table:table-cell office:value-type="string">
            <text:p>Green Pepper</text:p>
          </table:table-cell>
          <table:table-cell office:value-type="string">
            <text:p>0,00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,6</text:p>
          </table:table-cell>
          <table:table-cell office:value-type="string">
            <text:p>1,37</text:p>
          </table:table-cell>
          <table:table-cell office:value-type="string">
            <text:p>2,56</text:p>
          </table:table-cell>
          <table:table-cell office:value-type="string">
            <text:p>2,6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,6</text:p>
          </table:table-cell>
          <table:table-cell office:value-type="string">
            <text:p>1,37</text:p>
          </table:table-cell>
          <table:table-cell office:value-type="string">
            <text:p>2,67</text:p>
          </table:table-cell>
          <table:table-cell office:value-type="string">
            <text:p>2,67</text:p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GA12</text:p>
          </table:table-cell>
          <table:table-cell office:value-type="string">
            <text:p>Mixed Vegetables</text:p>
          </table:table-cell>
          <table:table-cell office:value-type="string">
            <text:p>0,0061</text:p>
          </table:table-cell>
          <table:table-cell office:value-type="string">
            <text:p>1,41</text:p>
          </table:table-cell>
          <table:table-cell office:value-type="string">
            <text:p>1,23</text:p>
          </table:table-cell>
          <table:table-cell office:value-type="string">
            <text:p>1,55</text:p>
          </table:table-cell>
          <table:table-cell office:value-type="string">
            <text:p>1,67</text:p>
          </table:table-cell>
          <table:table-cell office:value-type="string">
            <text:p>2,39</text:p>
          </table:table-cell>
          <table:table-cell office:value-type="string">
            <text:p>2,65</text:p>
          </table:table-cell>
          <table:table-cell office:value-type="string">
            <text:p>0,97</text:p>
          </table:table-cell>
          <table:table-cell office:value-type="string">
            <text:p>1,15</text:p>
          </table:table-cell>
          <table:table-cell office:value-type="string">
            <text:p>1,67</text:p>
          </table:table-cell>
          <table:table-cell office:value-type="string">
            <text:p>1,99</text:p>
          </table:table-cell>
          <table:table-cell office:value-type="string">
            <text:p>2,33</text:p>
          </table:table-cell>
          <table:table-cell office:value-type="string">
            <text:p>2,16</text:p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GB</text:p>
          </table:table-cell>
          <table:table-cell office:value-type="string">
            <text:p>Paddy field</text:p>
          </table:table-cell>
          <table:table-cell office:value-type="string">
            <text:p>0,00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,38</text:p>
          </table:table-cell>
          <table:table-cell office:value-type="string">
            <text:p>3,73</text:p>
          </table:table-cell>
          <table:table-cell office:value-type="string">
            <text:p>4,02</text:p>
          </table:table-cell>
          <table:table-cell office:value-type="string">
            <text:p>3,7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GC</text:p>
          </table:table-cell>
          <table:table-cell office:value-type="string">
            <text:p>Greenhouse</text:p>
          </table:table-cell>
          <table:table-cell office:value-type="string">
            <text:p>0</text:p>
          </table:table-cell>
          <table:table-cell office:value-type="string">
            <text:p>1,7</text:p>
          </table:table-cell>
          <table:table-cell office:value-type="string">
            <text:p>1,48</text:p>
          </table:table-cell>
          <table:table-cell office:value-type="string">
            <text:p>1,87</text:p>
          </table:table-cell>
          <table:table-cell office:value-type="string">
            <text:p>2,01</text:p>
          </table:table-cell>
          <table:table-cell office:value-type="string">
            <text:p>2,87</text:p>
          </table:table-cell>
          <table:table-cell office:value-type="string">
            <text:p>3,18</text:p>
          </table:table-cell>
          <table:table-cell office:value-type="string">
            <text:p>1,16</text:p>
          </table:table-cell>
          <table:table-cell office:value-type="string">
            <text:p>1,38</text:p>
          </table:table-cell>
          <table:table-cell office:value-type="string">
            <text:p>2</text:p>
          </table:table-cell>
          <table:table-cell office:value-type="string">
            <text:p>2,39</text:p>
          </table:table-cell>
          <table:table-cell office:value-type="string">
            <text:p>2,79</text:p>
          </table:table-cell>
          <table:table-cell office:value-type="string">
            <text:p>2,59</text:p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GD</text:p>
          </table:table-cell>
          <table:table-cell office:value-type="string">
            <text:p>Meadow /pasture</text:p>
          </table:table-cell>
          <table:table-cell office:value-type="string">
            <text:p>0,008</text:p>
          </table:table-cell>
          <table:table-cell office:value-type="string">
            <text:p>0</text:p>
          </table:table-cell>
          <table:table-cell office:value-type="string">
            <text:p>0,6</text:p>
          </table:table-cell>
          <table:table-cell office:value-type="string">
            <text:p>1,37</text:p>
          </table:table-cell>
          <table:table-cell office:value-type="string">
            <text:p>1,37</text:p>
          </table:table-cell>
          <table:table-cell office:value-type="string">
            <text:p>2,56</text:p>
          </table:table-cell>
          <table:table-cell office:value-type="string">
            <text:p>2,67</text:p>
          </table:table-cell>
          <table:table-cell office:value-type="string">
            <text:p>0</text:p>
          </table:table-cell>
          <table:table-cell office:value-type="string">
            <text:p>0,6</text:p>
          </table:table-cell>
          <table:table-cell office:value-type="string">
            <text:p>1,37</text:p>
          </table:table-cell>
          <table:table-cell office:value-type="string">
            <text:p>2,56</text:p>
          </table:table-cell>
          <table:table-cell office:value-type="string">
            <text:p>2,67</text:p>
          </table:table-cell>
          <table:table-cell office:value-type="string">
            <text:p>2,67</text:p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GE</text:p>
          </table:table-cell>
          <table:table-cell office:value-type="string">
            <text:p>Agroforestry</text:p>
          </table:table-cell>
          <table:table-cell office:value-type="string">
            <text:p>0,0065</text:p>
          </table:table-cell>
          <table:table-cell office:value-type="string">
            <text:p>2,22</text:p>
          </table:table-cell>
          <table:table-cell office:value-type="string">
            <text:p>1,65</text:p>
          </table:table-cell>
          <table:table-cell office:value-type="string">
            <text:p>2,13</text:p>
          </table:table-cell>
          <table:table-cell office:value-type="string">
            <text:p>0,91</text:p>
          </table:table-cell>
          <table:table-cell office:value-type="string">
            <text:p>1,1</text:p>
          </table:table-cell>
          <table:table-cell office:value-type="string">
            <text:p>1,5</text:p>
          </table:table-cell>
          <table:table-cell office:value-type="string">
            <text:p>2,46</text:p>
          </table:table-cell>
          <table:table-cell office:value-type="string">
            <text:p>2,17</text:p>
          </table:table-cell>
          <table:table-cell office:value-type="string">
            <text:p>3,66</text:p>
          </table:table-cell>
          <table:table-cell office:value-type="string">
            <text:p>3,43</text:p>
          </table:table-cell>
          <table:table-cell office:value-type="string">
            <text:p>2,74</text:p>
          </table:table-cell>
          <table:table-cell office:value-type="string">
            <text:p>2,31</text:p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GF</text:p>
          </table:table-cell>
          <table:table-cell office:value-type="string">
            <text:p>Orchard</text:p>
          </table:table-cell>
          <table:table-cell office:value-type="string">
            <text:p>0,007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,31</text:p>
          </table:table-cell>
          <table:table-cell office:value-type="string">
            <text:p>2,13</text:p>
          </table:table-cell>
          <table:table-cell office:value-type="string">
            <text:p>2,72</text:p>
          </table:table-cell>
          <table:table-cell office:value-type="string">
            <text:p>2,86</text:p>
          </table:table-cell>
          <table:table-cell office:value-type="string">
            <text:p>3,01</text:p>
          </table:table-cell>
          <table:table-cell office:value-type="string">
            <text:p>2,98</text:p>
          </table:table-cell>
          <table:table-cell office:value-type="string">
            <text:p>2,89</text:p>
          </table:table-cell>
          <table:table-cell office:value-type="string">
            <text:p>1,47</text:p>
          </table:table-cell>
          <table:table-cell office:value-type="string">
            <text:p>0</text:p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GF1</text:p>
          </table:table-cell>
          <table:table-cell office:value-type="string">
            <text:p>Peach Orchard</text:p>
          </table:table-cell>
          <table:table-cell office:value-type="string">
            <text:p>0,0073</text:p>
          </table:table-cell>
          <table:table-cell office:value-type="string">
            <text:p>0,88</text:p>
          </table:table-cell>
          <table:table-cell office:value-type="string">
            <text:p>0,88</text:p>
          </table:table-cell>
          <table:table-cell office:value-type="string">
            <text:p>0,88</text:p>
          </table:table-cell>
          <table:table-cell office:value-type="string">
            <text:p>0,93</text:p>
          </table:table-cell>
          <table:table-cell office:value-type="string">
            <text:p>2,52</text:p>
          </table:table-cell>
          <table:table-cell office:value-type="string">
            <text:p>3,7</text:p>
          </table:table-cell>
          <table:table-cell office:value-type="string">
            <text:p>3,47</text:p>
          </table:table-cell>
          <table:table-cell office:value-type="string">
            <text:p>3,37</text:p>
          </table:table-cell>
          <table:table-cell office:value-type="string">
            <text:p>3,69</text:p>
          </table:table-cell>
          <table:table-cell office:value-type="string">
            <text:p>3,46</text:p>
          </table:table-cell>
          <table:table-cell office:value-type="string">
            <text:p>2,45</text:p>
          </table:table-cell>
          <table:table-cell office:value-type="string">
            <text:p>0,73</text:p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GF2</text:p>
          </table:table-cell>
          <table:table-cell office:value-type="string">
            <text:p>Pear Orchard</text:p>
          </table:table-cell>
          <table:table-cell office:value-type="string">
            <text:p>0,0073</text:p>
          </table:table-cell>
          <table:table-cell office:value-type="string">
            <text:p>0,6</text:p>
          </table:table-cell>
          <table:table-cell office:value-type="string">
            <text:p>0,6</text:p>
          </table:table-cell>
          <table:table-cell office:value-type="string">
            <text:p>0,6</text:p>
          </table:table-cell>
          <table:table-cell office:value-type="string">
            <text:p>0,98</text:p>
          </table:table-cell>
          <table:table-cell office:value-type="string">
            <text:p>2,37</text:p>
          </table:table-cell>
          <table:table-cell office:value-type="string">
            <text:p>2,81</text:p>
          </table:table-cell>
          <table:table-cell office:value-type="string">
            <text:p>2,79</text:p>
          </table:table-cell>
          <table:table-cell office:value-type="string">
            <text:p>2,63</text:p>
          </table:table-cell>
          <table:table-cell office:value-type="string">
            <text:p>2,45</text:p>
          </table:table-cell>
          <table:table-cell office:value-type="string">
            <text:p>2,25</text:p>
          </table:table-cell>
          <table:table-cell office:value-type="string">
            <text:p>1,45</text:p>
          </table:table-cell>
          <table:table-cell office:value-type="string">
            <text:p>0,6</text:p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GH</text:p>
          </table:table-cell>
          <table:table-cell office:value-type="string">
            <text:p>Other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H</text:p>
          </table:table-cell>
          <table:table-cell office:value-type="string">
            <text:p>Idle Land Type/brownfield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HA</text:p>
          </table:table-cell>
          <table:table-cell office:value-type="string">
            <text:p>Fallow</text:p>
          </table:table-cell>
          <table:table-cell office:value-type="string">
            <text:p>0,008</text:p>
          </table:table-cell>
          <table:table-cell office:value-type="string">
            <text:p>0</text:p>
          </table:table-cell>
          <table:table-cell office:value-type="string">
            <text:p>0,6</text:p>
          </table:table-cell>
          <table:table-cell office:value-type="string">
            <text:p>1,37</text:p>
          </table:table-cell>
          <table:table-cell office:value-type="string">
            <text:p>1,37</text:p>
          </table:table-cell>
          <table:table-cell office:value-type="string">
            <text:p>2,56</text:p>
          </table:table-cell>
          <table:table-cell office:value-type="string">
            <text:p>2,67</text:p>
          </table:table-cell>
          <table:table-cell office:value-type="string">
            <text:p>0</text:p>
          </table:table-cell>
          <table:table-cell office:value-type="string">
            <text:p>0,6</text:p>
          </table:table-cell>
          <table:table-cell office:value-type="string">
            <text:p>1,37</text:p>
          </table:table-cell>
          <table:table-cell office:value-type="string">
            <text:p>2,56</text:p>
          </table:table-cell>
          <table:table-cell office:value-type="string">
            <text:p>2,67</text:p>
          </table:table-cell>
          <table:table-cell office:value-type="string">
            <text:p>2,67</text:p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HA1</text:p>
          </table:table-cell>
          <table:table-cell office:value-type="string">
            <text:p>Pioneer site</text:p>
          </table:table-cell>
          <table:table-cell office:value-type="string">
            <text:p>0,00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HA2</text:p>
          </table:table-cell>
          <table:table-cell office:value-type="string">
            <text:p>Tall herbaceous vegetation</text:p>
          </table:table-cell>
          <table:table-cell office:value-type="string">
            <text:p>0,00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HA3</text:p>
          </table:table-cell>
          <table:table-cell office:value-type="string">
            <text:p>Shrub or tree vegetation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KE</text:p>
          </table:table-cell>
          <table:table-cell office:value-type="string">
            <text:p>Cargo Site</text:p>
          </table:table-cell>
          <table:table-cell office:value-type="string">
            <text:p>0,002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KF</text:p>
          </table:table-cell>
          <table:table-cell office:value-type="string">
            <text:p>Commercial &amp; Business Area</text:p>
          </table:table-cell>
          <table:table-cell office:value-type="string">
            <text:p>0,002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L</text:p>
          </table:table-cell>
          <table:table-cell office:value-type="string">
            <text:p>Industrial &amp; Mining Land</text:p>
          </table:table-cell>
          <table:table-cell office:value-type="string">
            <text:p>0,002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L</text:p>
          </table:table-cell>
          <table:table-cell office:value-type="string">
            <text:p>Industrial Facilities</text:p>
          </table:table-cell>
          <table:table-cell office:value-type="string">
            <text:p>0,002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LA</text:p>
          </table:table-cell>
          <table:table-cell office:value-type="string">
            <text:p>Industrial Facilities</text:p>
          </table:table-cell>
          <table:table-cell office:value-type="string">
            <text:p>0,002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LB</text:p>
          </table:table-cell>
          <table:table-cell office:value-type="string">
            <text:p>Mining Land</text:p>
          </table:table-cell>
          <table:table-cell office:value-type="string">
            <text:p>0,002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M</text:p>
          </table:table-cell>
          <table:table-cell office:value-type="string">
            <text:p>Public Facilities (eg. Administration. Sports. Recreational and Educational Facilities)</text:p>
          </table:table-cell>
          <table:table-cell office:value-type="string">
            <text:p>0,002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MA</text:p>
          </table:table-cell>
          <table:table-cell office:value-type="string">
            <text:p>Sports Ground</text:p>
          </table:table-cell>
          <table:table-cell office:value-type="string">
            <text:p>0,002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MA1</text:p>
          </table:table-cell>
          <table:table-cell office:value-type="string">
            <text:p>Paved Sports Ground</text:p>
          </table:table-cell>
          <table:table-cell office:value-type="string">
            <text:p>0,002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MA2</text:p>
          </table:table-cell>
          <table:table-cell office:value-type="string">
            <text:p>Unpaved Sports Ground</text:p>
          </table:table-cell>
          <table:table-cell office:value-type="string">
            <text:p>0,002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MA3</text:p>
          </table:table-cell>
          <table:table-cell office:value-type="string">
            <text:p>Green Sports Ground</text:p>
          </table:table-cell>
          <table:table-cell office:value-type="string">
            <text:p>0,008</text:p>
          </table:table-cell>
          <table:table-cell office:value-type="string">
            <text:p>0,7</text:p>
          </table:table-cell>
          <table:table-cell office:value-type="string">
            <text:p>0,6</text:p>
          </table:table-cell>
          <table:table-cell office:value-type="string">
            <text:p>0,7</text:p>
          </table:table-cell>
          <table:table-cell office:value-type="string">
            <text:p>1,2</text:p>
          </table:table-cell>
          <table:table-cell office:value-type="string">
            <text:p>1,9</text:p>
          </table:table-cell>
          <table:table-cell office:value-type="string">
            <text:p>2,4</text:p>
          </table:table-cell>
          <table:table-cell office:value-type="string">
            <text:p>2,5</text:p>
          </table:table-cell>
          <table:table-cell office:value-type="string">
            <text:p>2,4</text:p>
          </table:table-cell>
          <table:table-cell office:value-type="string">
            <text:p>2,1</text:p>
          </table:table-cell>
          <table:table-cell office:value-type="string">
            <text:p>1,4</text:p>
          </table:table-cell>
          <table:table-cell office:value-type="string">
            <text:p>0,7</text:p>
          </table:table-cell>
          <table:table-cell office:value-type="string">
            <text:p>0,75</text:p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MB</text:p>
          </table:table-cell>
          <table:table-cell office:value-type="string">
            <text:p>Open Space/Public Green Space</text:p>
          </table:table-cell>
          <table:table-cell office:value-type="string">
            <text:p>0,008</text:p>
          </table:table-cell>
          <table:table-cell office:value-type="string">
            <text:p>0,7</text:p>
          </table:table-cell>
          <table:table-cell office:value-type="string">
            <text:p>0,6</text:p>
          </table:table-cell>
          <table:table-cell office:value-type="string">
            <text:p>0,7</text:p>
          </table:table-cell>
          <table:table-cell office:value-type="string">
            <text:p>1,2</text:p>
          </table:table-cell>
          <table:table-cell office:value-type="string">
            <text:p>1,9</text:p>
          </table:table-cell>
          <table:table-cell office:value-type="string">
            <text:p>2,4</text:p>
          </table:table-cell>
          <table:table-cell office:value-type="string">
            <text:p>2,5</text:p>
          </table:table-cell>
          <table:table-cell office:value-type="string">
            <text:p>2,4</text:p>
          </table:table-cell>
          <table:table-cell office:value-type="string">
            <text:p>2,1</text:p>
          </table:table-cell>
          <table:table-cell office:value-type="string">
            <text:p>1,4</text:p>
          </table:table-cell>
          <table:table-cell office:value-type="string">
            <text:p>0,7</text:p>
          </table:table-cell>
          <table:table-cell office:value-type="string">
            <text:p>0,75</text:p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MB1</text:p>
          </table:table-cell>
          <table:table-cell office:value-type="string">
            <text:p>Scenic Spot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MB2</text:p>
          </table:table-cell>
          <table:table-cell office:value-type="string">
            <text:p>Public Plaza</text:p>
          </table:table-cell>
          <table:table-cell office:value-type="string">
            <text:p>0,002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MB3</text:p>
          </table:table-cell>
          <table:table-cell office:value-type="string">
            <text:p>Playground/ Fitness Trail</text:p>
          </table:table-cell>
          <table:table-cell office:value-type="string">
            <text:p>0,002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MC</text:p>
          </table:table-cell>
          <table:table-cell office:value-type="string">
            <text:p>Educational Facilities</text:p>
          </table:table-cell>
          <table:table-cell office:value-type="string">
            <text:p>0,002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MD</text:p>
          </table:table-cell>
          <table:table-cell office:value-type="string">
            <text:p>Religious. Cultural and Spiritual Sites</text:p>
          </table:table-cell>
          <table:table-cell office:value-type="string">
            <text:p>0,002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ME</text:p>
          </table:table-cell>
          <table:table-cell office:value-type="string">
            <text:p>Administration &amp; Public Facilities</text:p>
          </table:table-cell>
          <table:table-cell office:value-type="string">
            <text:p>0,002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MF</text:p>
          </table:table-cell>
          <table:table-cell office:value-type="string">
            <text:p>Medical &amp; Recreation Facilities</text:p>
          </table:table-cell>
          <table:table-cell office:value-type="string">
            <text:p>0,002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MG</text:p>
          </table:table-cell>
          <table:table-cell office:value-type="string">
            <text:p>Social Welfare Facilities</text:p>
          </table:table-cell>
          <table:table-cell office:value-type="string">
            <text:p>0,002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MH</text:p>
          </table:table-cell>
          <table:table-cell office:value-type="string">
            <text:p>Other Public Facilities</text:p>
          </table:table-cell>
          <table:table-cell office:value-type="string">
            <text:p>0,002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MI</text:p>
          </table:table-cell>
          <table:table-cell office:value-type="string">
            <text:p>Military Land &amp; Facilities</text:p>
          </table:table-cell>
          <table:table-cell office:value-type="string">
            <text:p>0,002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MJ</text:p>
          </table:table-cell>
          <table:table-cell office:value-type="string">
            <text:p>Cemeteries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N</text:p>
          </table:table-cell>
          <table:table-cell office:value-type="string">
            <text:p>Transportation Land</text:p>
          </table:table-cell>
          <table:table-cell office:value-type="string">
            <text:p>0,002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NA</text:p>
          </table:table-cell>
          <table:table-cell office:value-type="string">
            <text:p>Railway</text:p>
          </table:table-cell>
          <table:table-cell office:value-type="string">
            <text:p>0,002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NB</text:p>
          </table:table-cell>
          <table:table-cell office:value-type="string">
            <text:p>Highway</text:p>
          </table:table-cell>
          <table:table-cell office:value-type="string">
            <text:p>0,002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NC</text:p>
          </table:table-cell>
          <table:table-cell office:value-type="string">
            <text:p>Airport</text:p>
          </table:table-cell>
          <table:table-cell office:value-type="string">
            <text:p>0,012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ND</text:p>
          </table:table-cell>
          <table:table-cell office:value-type="string">
            <text:p>Port Land</text:p>
          </table:table-cell>
          <table:table-cell office:value-type="string">
            <text:p>0,002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NE</text:p>
          </table:table-cell>
          <table:table-cell office:value-type="string">
            <text:p>Railway Station</text:p>
          </table:table-cell>
          <table:table-cell office:value-type="string">
            <text:p>0,002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NF</text:p>
          </table:table-cell>
          <table:table-cell office:value-type="string">
            <text:p>Urban Roads</text:p>
          </table:table-cell>
          <table:table-cell office:value-type="string">
            <text:p>0,002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NG</text:p>
          </table:table-cell>
          <table:table-cell office:value-type="string">
            <text:p>Rural Roads</text:p>
          </table:table-cell>
          <table:table-cell office:value-type="string">
            <text:p>0,002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NI</text:p>
          </table:table-cell>
          <table:table-cell office:value-type="string">
            <text:p>Other</text:p>
          </table:table-cell>
          <table:table-cell office:value-type="string">
            <text:p>0,002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NH</text:p>
          </table:table-cell>
          <table:table-cell office:value-type="string">
            <text:p>Transportation Hub</text:p>
          </table:table-cell>
          <table:table-cell office:value-type="string">
            <text:p>0,002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O</text:p>
          </table:table-cell>
          <table:table-cell office:value-type="string">
            <text:p>Supply &amp; Disposal Facilities</text:p>
          </table:table-cell>
          <table:table-cell office:value-type="string">
            <text:p>0,002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OA</text:p>
          </table:table-cell>
          <table:table-cell office:value-type="string">
            <text:p>Supply Facilities</text:p>
          </table:table-cell>
          <table:table-cell office:value-type="string">
            <text:p>0,002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OB</text:p>
          </table:table-cell>
          <table:table-cell office:value-type="string">
            <text:p>Disposal Facilities</text:p>
          </table:table-cell>
          <table:table-cell office:value-type="string">
            <text:p>0,002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OC</text:p>
          </table:table-cell>
          <table:table-cell office:value-type="string">
            <text:p>Supply Facilities</text:p>
          </table:table-cell>
          <table:table-cell office:value-type="string">
            <text:p>0,002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R</text:p>
          </table:table-cell>
          <table:table-cell office:value-type="string">
            <text:p>Development &amp; Management Land</text:p>
          </table:table-cell>
          <table:table-cell office:value-type="string">
            <text:p>0,002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RA</text:p>
          </table:table-cell>
          <table:table-cell office:value-type="string">
            <text:p>Land for Adminstration &amp; Public Facilities</text:p>
          </table:table-cell>
          <table:table-cell office:value-type="string">
            <text:p>0,002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RB</text:p>
          </table:table-cell>
          <table:table-cell office:value-type="string">
            <text:p>Ecological Management Land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RC</text:p>
          </table:table-cell>
          <table:table-cell office:value-type="string">
            <text:p>Urban Development Land</text:p>
          </table:table-cell>
          <table:table-cell office:value-type="string">
            <text:p>0,002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RD</text:p>
          </table:table-cell>
          <table:table-cell office:value-type="string">
            <text:p>Other Development Land</text:p>
          </table:table-cell>
          <table:table-cell office:value-type="string">
            <text:p>0,002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Y</text:p>
          </table:table-cell>
          <table:table-cell office:value-type="string">
            <text:p>Other Land</text:p>
          </table:table-cell>
          <table:table-cell office:value-type="string">
            <text:p>0,002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XA</text:p>
          </table:table-cell>
          <table:table-cell office:value-type="string">
            <text:p>Plane Tree</text:p>
          </table:table-cell>
          <table:table-cell office:value-type="string">
            <text:p>0,013</text:p>
          </table:table-cell>
          <table:table-cell office:value-type="string">
            <text:p>0,31</text:p>
          </table:table-cell>
          <table:table-cell office:value-type="string">
            <text:p>0,26</text:p>
          </table:table-cell>
          <table:table-cell office:value-type="string">
            <text:p>0,16</text:p>
          </table:table-cell>
          <table:table-cell office:value-type="string">
            <text:p>0,51</text:p>
          </table:table-cell>
          <table:table-cell office:value-type="string">
            <text:p>1,99</text:p>
          </table:table-cell>
          <table:table-cell office:value-type="string">
            <text:p>2,43</text:p>
          </table:table-cell>
          <table:table-cell office:value-type="string">
            <text:p>2,42</text:p>
          </table:table-cell>
          <table:table-cell office:value-type="string">
            <text:p>2,24</text:p>
          </table:table-cell>
          <table:table-cell office:value-type="string">
            <text:p>2,06</text:p>
          </table:table-cell>
          <table:table-cell office:value-type="string">
            <text:p>1,8</text:p>
          </table:table-cell>
          <table:table-cell office:value-type="string">
            <text:p>1,55</text:p>
          </table:table-cell>
          <table:table-cell office:value-type="string">
            <text:p>1,03</text:p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XB</text:p>
          </table:table-cell>
          <table:table-cell office:value-type="string">
            <text:p>Golden-rain tree</text:p>
          </table:table-cell>
          <table:table-cell office:value-type="string">
            <text:p>0,00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,53</text:p>
          </table:table-cell>
          <table:table-cell office:value-type="string">
            <text:p>1,05</text:p>
          </table:table-cell>
          <table:table-cell office:value-type="string">
            <text:p>2,24</text:p>
          </table:table-cell>
          <table:table-cell office:value-type="string">
            <text:p>1,53</text:p>
          </table:table-cell>
          <table:table-cell office:value-type="string">
            <text:p>2,36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Join</text:p>
          </table:table-cell>
          <table:table-cell office:value-type="string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office:version="1.2">
  <office:styles>
    <style:style style:name="Default" style:family="table-cell">
</style:style>
  </office:styles>
</office:document-styles>
</file>

<file path=meta.xml><?xml version="1.0" encoding="utf-8"?>
<office:document-meta xmlns:office="urn:oasis:names:tc:opendocument:xmlns:office:1.0" office:version="1.2">
</office:document-meta>
</file>